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ho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zomb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trad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gobli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ogr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agic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pell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ing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2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3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4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sword_unsheathe_5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inotau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minotaur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  <table:table-row table:style-name="ro1">
          <table:table-cell/>
          <table:table-cell office:value-type="string" calcext:value-type="string">
            <text:p>wolfma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beetle_1_00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pain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impactspl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monst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Ghost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  <table:table-row table:style-name="ro1">
          <table:table-cell/>
          <table:table-cell office:value-type="string" calcext:value-type="string">
            <text:p>yelling 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pain_de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small-pest-aliencreatu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00/00/00</text:date>, <text:time style:data-style-name="N2" text:time-value="09:29:35.0114742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29T09:30:22.755088746</dc:date>
    <meta:editing-duration>P1DT1H11M44S</meta:editing-duration>
    <meta:editing-cycles>33</meta:editing-cycles>
    <meta:document-statistic meta:table-count="1" meta:cell-count="325" meta:object-count="0"/>
  </office:meta>
</office:document-meta>
</file>